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/>
    <style:font-face style:name="Liberation Sans" svg:font-family="'Liberation Sans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start" style:justify-single-word="false"/>
      <style:text-properties fo:font-weight="bold"/>
    </style:style>
    <style:style style:name="P2" style:family="paragraph" style:parent-style-name="Normal">
      <style:paragraph-properties fo:text-align="center" style:justify-single-word="false"/>
      <style:text-properties style:font-name="Latin Modern Mono" fo:font-weight="bold"/>
    </style:style>
    <style:style style:name="P3" style:family="paragraph" style:parent-style-name="Normal">
      <style:paragraph-properties fo:text-align="start" style:justify-single-word="false"/>
      <style:text-properties fo:font-weight="bold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Exposicion-Matematicas Discretas</text:p>
        <text:p text:style-name="P2">(Automatas de estado finito y automatas de estado finito no determinista)</text:p>
        <text:p text:style-name="P1"/>
        <text:p text:style-name="P1"><text:span text:style-name="T1">Autómatas finitos.</text:span></text:p>
        <text:p text:style-name="P1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ono" svg:font-family="'Latin Modern Mono'"/>
    <style:font-face style:name="Liberation Sans" svg:font-family="'Liberation Sans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Normal" style:family="paragraph"/>
    <style:style style:name="Bullet_20_Symbols_5f_text_5f_text_5f_text" style:display-name="Bullet Symbols_text_text_text" style:family="text">
      <style:text-properties style:font-name="OpenSymbol" fo:font-family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2014-11-07T15:58:07.185244851</meta:creation-date>
    <dc:date>2014-11-10T23:01:36.599091572</dc:date>
    <dc:creator>Emanuel GP</dc:creator>
    <meta:editing-duration>P0D</meta:editing-duration>
    <meta:editing-cycles>1</meta:editing-cycles>
    <meta:document-statistic meta:table-count="0" meta:image-count="0" meta:object-count="0" meta:page-count="1" meta:paragraph-count="3" meta:word-count="15" meta:character-count="123" meta:non-whitespace-character-count="111"/>
  </office:meta>
</office:document-meta>
</file>